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ontAwesome5ProSolid" svg:font-family="FontAwesome5ProSolid"/>
    <style:font-face style:name="FontAwesome5Proular" svg:font-family="FontAwesome5Proular"/>
    <style:font-face style:name="Lato5" svg:font-family="Lato"/>
    <style:font-face style:name="Latoular1" svg:font-family="Latoular"/>
    <style:font-face style:name="RobotoCondensed1" svg:font-family="RobotoCondensed"/>
    <style:font-face style:name="RobotoSlab1" svg:font-family="RobotoSlab"/>
    <style:font-face style:name="RobotoSlabular1" svg:font-family="RobotoSlabular"/>
    <style:font-face style:name="Lato1" svg:font-family="Lato, Lato" style:font-family-generic="swiss"/>
    <style:font-face style:name="FontAwesome5ProSolid1" svg:font-family="FontAwesome5ProSolid" style:font-pitch="variable"/>
    <style:font-face style:name="FontAwesome5Proular1" svg:font-family="FontAwesome5Proular" style:font-pitch="variable"/>
    <style:font-face style:name="Lato4" svg:font-family="Lato" style:font-pitch="variable"/>
    <style:font-face style:name="Latoular" svg:font-family="Latoular" style:font-pitch="variable"/>
    <style:font-face style:name="Liberation Serif1" svg:font-family="'Liberation Serif'" style:font-pitch="variable"/>
    <style:font-face style:name="Roboto Slab" svg:font-family="'Roboto Slab'" style:font-pitch="variable"/>
    <style:font-face style:name="RobotoCondensed" svg:font-family="RobotoCondensed" style:font-pitch="variable"/>
    <style:font-face style:name="RobotoSlab" svg:font-family="RobotoSlab" style:font-pitch="variable"/>
    <style:font-face style:name="RobotoSlabular" svg:font-family="RobotoSlabular" style:font-pitch="variable"/>
    <style:font-face style:name="Tahoma1" svg:font-family="Tahoma" style:font-pitch="variable"/>
    <style:font-face style:name="Lato2" svg:font-family="Lato, La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ato3" svg:font-family="Lato" style:font-family-generic="swiss" style:font-pitch="variable"/>
    <style:font-face style:name="Lato" svg:font-family="Lato, Lato" style:font-family-generic="swiss" style:font-pitch="variable"/>
    <style:font-face style:name="Liberation Serif2" svg:font-family="'Liberation Serif'" style:font-family-generic="swiss" style:font-pitch="variable"/>
    <style:font-face style:name="Lato6" svg:font-family="Lato, Lato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4f4f4"/>
    </style:style>
    <style:style style:name="gr2" style:family="graphic" style:parent-style-name="standard">
      <style:graphic-properties draw:stroke="none" draw:fill="solid" draw:fill-color="#393536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7.70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21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58cm" fo:min-width="3.59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141cm" svg:stroke-color="#ff5050" draw:stroke-linejoin="miter" svg:stroke-linecap="butt" draw:fill="none" fo:padding-top="0.07cm" fo:padding-bottom="0.07cm" fo:padding-left="0.07cm" fo:padding-right="0.0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3.11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6.54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9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3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45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74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81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94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2.286cm" fo:min-width="5.47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829cm" fo:min-width="6.10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123cm" svg:stroke-color="#ff5050" draw:stroke-linejoin="miter" svg:stroke-linecap="butt" draw:fill="none" fo:padding-top="0.061cm" fo:padding-bottom="0.061cm" fo:padding-left="0.061cm" fo:padding-right="0.061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76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0.999cm" fo:min-width="11.8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3.385cm" fo:min-width="11.79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5.923cm" fo:min-width="12.70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6.05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84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53cm" svg:stroke-color="#ff5050" draw:marker-start-width="0.079cm" draw:marker-end-width="0.079cm" draw:stroke-linejoin="miter" svg:stroke-linecap="butt" draw:fill="none" fo:padding-top="0.026cm" fo:padding-bottom="0.026cm" fo:padding-left="0.026cm" fo:padding-right="0.026cm"/>
    </style:style>
    <style:style style:name="P1" style:family="paragraph">
      <loext:graphic-properties draw:fill="solid" draw:fill-color="#f4f4f4"/>
    </style:style>
    <style:style style:name="P2" style:family="paragraph">
      <loext:graphic-properties draw:fill="solid" draw:fill-color="#393536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style:font-name="Roboto Slab" fo:font-size="28pt" style:font-size-asian="28pt" style:font-size-complex="28pt"/>
    </style:style>
    <style:style style:name="P5" style:family="paragraph">
      <loext:graphic-properties draw:fill="none"/>
      <style:paragraph-properties style:writing-mode="lr-tb"/>
      <style:text-properties style:font-name="Lato3" fo:font-size="10pt" style:font-size-asian="10pt" style:font-size-complex="10pt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="none"/>
      <style:paragraph-properties fo:text-align="end" style:writing-mode="lr-tb"/>
      <style:text-properties style:font-name="Roboto Slab" fo:font-size="9pt" style:font-size-asian="9pt" style:font-size-complex="9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style:writing-mode="lr-tb"/>
      <style:text-properties style:font-name="Lato3" fo:font-size="9pt" style:font-size-asian="9pt" style:font-size-complex="9pt"/>
    </style:style>
    <style:style style:name="P1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3" style:family="paragraph">
      <style:paragraph-properties fo:line-height="120%" fo:text-align="start" style:writing-mode="lr-tb"/>
    </style:style>
    <style:style style:name="P14" style:family="paragraph">
      <loext:graphic-properties draw:fill="none"/>
      <style:paragraph-properties fo:line-height="120%" fo:text-align="start" style:writing-mode="lr-tb"/>
      <style:text-properties style:font-name="Lato3" fo:font-size="9pt" style:font-size-asian="9pt" style:font-size-complex="9pt"/>
    </style:style>
    <style:style style:name="P1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ff5050" loext:opacity="100%" style:font-name="Roboto Slab" fo:font-size="28pt" style:font-size-asian="28pt" style:font-name-complex="RobotoSlabular1" style:font-size-complex="28pt"/>
    </style:style>
    <style:style style:name="T2" style:family="text">
      <style:text-properties fo:color="#ffffff" loext:opacity="100%" style:font-name="Lato3" fo:font-size="10pt" style:font-size-asian="10pt" style:font-name-complex="Latoular1" style:font-size-complex="10pt"/>
    </style:style>
    <style:style style:name="T3" style:family="text">
      <style:text-properties fo:color="#d3d2d2" loext:opacity="100%" style:font-name="Roboto Slab" fo:font-size="9pt" style:font-size-asian="9pt" style:font-name-complex="Latoular1" style:font-size-complex="9pt"/>
    </style:style>
    <style:style style:name="T4" style:family="text">
      <style:text-properties fo:color="#ff5050" loext:opacity="100%" style:font-name="FontAwesome5ProSolid" fo:font-size="11pt" style:font-size-asian="11pt" style:font-name-complex="FontAwesome5ProSolid" style:font-size-complex="11pt"/>
    </style:style>
    <style:style style:name="T5" style:family="text">
      <style:text-properties fo:color="#ff5050" loext:opacity="100%" style:font-name="FontAwesome5Proular" fo:font-size="11pt" style:font-size-asian="11pt" style:font-name-complex="FontAwesome5Proular" style:font-size-complex="11pt"/>
    </style:style>
    <style:style style:name="T6" style:family="text">
      <style:text-properties fo:color="#ff5050" loext:opacity="100%" style:font-name="RobotoSlab1" fo:font-size="11pt" fo:font-weight="bold" style:font-size-asian="11pt" style:font-name-complex="RobotoSlab1" style:font-size-complex="11pt" style:font-weight-complex="bold"/>
    </style:style>
    <style:style style:name="T7" style:family="text">
      <style:text-properties fo:color="#231f20" loext:opacity="100%" style:font-name="Lato5" fo:font-size="10pt" fo:font-weight="bold" style:font-size-asian="10pt" style:font-name-complex="Lato5" style:font-size-complex="10pt" style:font-weight-complex="bold"/>
    </style:style>
    <style:style style:name="T8" style:family="text">
      <style:text-properties fo:color="#393536" loext:opacity="100%" style:font-name="Lato3" fo:font-size="9pt" style:font-size-asian="9pt" style:font-name-complex="Latoular1" style:font-size-complex="9pt"/>
    </style:style>
    <style:style style:name="T9" style:family="text">
      <style:text-properties fo:color="#393536" loext:opacity="100%" style:font-name="Latoular1" fo:font-size="9pt" style:font-size-asian="9pt" style:font-name-complex="Latoular1" style:font-size-complex="9pt"/>
    </style:style>
    <style:style style:name="T10" style:family="text">
      <style:text-properties fo:color="#231f20" loext:opacity="100%" style:font-name="RobotoCondensed1" fo:font-size="11pt" fo:font-weight="bold" style:font-size-asian="11pt" style:font-name-complex="RobotoCondensed1" style:font-size-complex="11pt" style:font-weight-complex="bold"/>
    </style:style>
    <style:style style:name="T11" style:family="text">
      <style:text-properties fo:color="#231f20" loext:opacity="100%" style:font-name="Lato5" fo:font-size="10pt" fo:font-weight="normal" style:font-size-asian="10pt" style:font-weight-asian="normal" style:font-name-complex="Lato5" style:font-size-complex="10pt" style:font-weight-complex="normal"/>
    </style:style>
    <style:style style:name="T12" style:family="text">
      <style:text-properties fo:color="#231f20" loext:opacity="100%" style:font-name="Lato5" fo:font-size="10pt" fo:font-weight="bold" style:font-size-asian="10pt" style:font-weight-asian="bold" style:font-name-complex="Lato5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67cm" svg:height="24.391cm" svg:x="0.017cm" svg:y="3.531cm" svg:viewBox="0 0 7671 24392" draw:points="0,24392 7671,24392 7671,0 0,0">
          <text:p/>
        </draw:polygon>
        <draw:polygon draw:style-name="gr2" draw:text-style-name="P2" draw:layer="layout" svg:width="21.573cm" svg:height="3.56cm" svg:x="0.017cm" svg:y="0.017cm" svg:viewBox="0 0 21574 3561" draw:points="0,3561 21574,3561 21574,0 0,0">
          <text:p/>
        </draw:polygon>
        <draw:frame draw:style-name="gr3" draw:text-style-name="P4" draw:layer="layout" svg:width="7.702cm" svg:height="1.301cm" svg:x="1.27cm" svg:y="0.93cm">
          <draw:text-box>
            <text:p text:style-name="P3"><text:span text:style-name="T1">Don R. Walsh</text:span></text:p>
          </draw:text-box>
        </draw:frame>
        <draw:frame draw:style-name="gr4" draw:text-style-name="P5" draw:layer="layout" svg:width="8.215cm" svg:height="0.424cm" svg:x="1.27cm" svg:y="2.059cm">
          <draw:text-box>
            <text:p text:style-name="P3"><text:span text:style-name="T2">Full Stack Developer</text:span></text:p>
          </draw:text-box>
        </draw:frame>
        <draw:frame draw:style-name="gr5" draw:text-style-name="P7" draw:layer="layout" svg:width="3.591cm" svg:height="1.258cm" svg:x="16.729cm" svg:y="1.282cm">
          <draw:text-box>
            <text:p text:style-name="P6"><text:span text:style-name="T3"><text:a xlink:href="mailto:donrwalsh@gmail.com" xlink:type="simple">donrwalsh@gmail.com</text:a></text:span></text:p>
            <text:p text:style-name="P6"><text:span text:style-name="T3">donrwalsh.github.io</text:span></text:p>
            <text:p text:style-name="P6"><text:span text:style-name="T3">St Paul, Minnesota</text:span></text:p>
          </draw:text-box>
        </draw:frame>
        <draw:line draw:style-name="gr6" draw:text-style-name="P8" draw:layer="layout" svg:x1="1.275cm" svg:y1="5.235cm" svg:x2="4.192cm" svg:y2="5.235cm">
          <text:p/>
        </draw:line>
        <draw:frame draw:style-name="gr7" draw:text-style-name="P9" draw:layer="layout" svg:width="3.118cm" svg:height="0.548cm" svg:x="1.276cm" svg:y="4.593cm">
          <draw:text-box>
            <text:p text:style-name="P3"><text:span text:style-name="T4"></text:span><text:span text:style-name="T5"> </text:span><text:span text:style-name="T6">EDUCATION</text:span></text:p>
          </draw:text-box>
        </draw:frame>
        <draw:frame draw:style-name="gr8" draw:text-style-name="P10" draw:layer="layout" svg:width="4.18cm" svg:height="0.496cm" svg:x="1.276cm" svg:y="5.473cm">
          <draw:text-box>
            <text:p text:style-name="P3"><text:span text:style-name="T7">University of Minnesota</text:span></text:p>
          </draw:text-box>
        </draw:frame>
        <draw:frame draw:style-name="gr9" draw:text-style-name="P11" draw:layer="layout" svg:width="6.543cm" svg:height="0.763cm" svg:x="1.276cm" svg:y="5.929cm">
          <draw:text-box>
            <text:p text:style-name="P3"><text:span text:style-name="T8">BS, Economics (2012)</text:span></text:p>
            <text:p text:style-name="P3"><text:span text:style-name="T8">Mathematics and Statistics minors</text:span></text:p>
          </draw:text-box>
        </draw:frame>
        <draw:frame draw:style-name="gr10" draw:text-style-name="P12" draw:layer="layout" svg:width="0.317cm" svg:height="0.374cm" svg:x="6.946cm" svg:y="6.564cm">
          <draw:text-box>
            <text:p text:style-name="P3"><text:span text:style-name="T9"><text:s text:c="2"/></text:span></text:p>
          </draw:text-box>
        </draw:frame>
        <draw:line draw:style-name="gr6" draw:text-style-name="P8" draw:layer="layout" svg:x1="1.27cm" svg:y1="15.019cm" svg:x2="7.264cm" svg:y2="15.019cm">
          <text:p/>
        </draw:line>
        <draw:frame draw:style-name="gr11" draw:text-style-name="P9" draw:layer="layout" svg:width="5.988cm" svg:height="0.548cm" svg:x="1.27cm" svg:y="14.377cm">
          <draw:text-box>
            <text:p text:style-name="P3"><text:span text:style-name="T4"></text:span><text:span text:style-name="T5"> </text:span><text:span text:style-name="T6">AWARDS &amp; ACHIEVEMENTS</text:span></text:p>
          </draw:text-box>
        </draw:frame>
        <draw:frame draw:style-name="gr12" draw:text-style-name="P10" draw:layer="layout" svg:width="4.439cm" svg:height="0.496cm" svg:x="1.27cm" svg:y="15.257cm">
          <draw:text-box>
            <text:p text:style-name="P3"><text:span text:style-name="T7">Perficient Innovation Award</text:span></text:p>
          </draw:text-box>
        </draw:frame>
        <draw:frame draw:style-name="gr13" draw:text-style-name="P11" draw:layer="layout" svg:width="4.451cm" svg:height="0.382cm" svg:x="1.27cm" svg:y="15.713cm">
          <draw:text-box>
            <text:p text:style-name="P3"><text:span text:style-name="T8">Minneapolis Core Values (2019)</text:span></text:p>
          </draw:text-box>
        </draw:frame>
        <draw:frame draw:style-name="gr14" draw:text-style-name="P10" draw:layer="layout" svg:width="3.744cm" svg:height="0.496cm" svg:x="1.27cm" svg:y="16.315cm">
          <draw:text-box>
            <text:p text:style-name="P3"><text:span text:style-name="T7">Certified ScrumMaster</text:span></text:p>
          </draw:text-box>
        </draw:frame>
        <draw:frame draw:style-name="gr10" draw:text-style-name="P12" draw:layer="layout" svg:width="0.317cm" svg:height="0.374cm" svg:x="4.54cm" svg:y="16.348cm">
          <draw:text-box>
            <text:p text:style-name="P3"><text:span text:style-name="T9"><text:s/></text:span></text:p>
          </draw:text-box>
        </draw:frame>
        <draw:frame draw:style-name="gr15" draw:text-style-name="P12" draw:layer="layout" svg:width="6.056cm" svg:height="0.374cm" svg:x="1.27cm" svg:y="16.771cm">
          <draw:text-box>
            <text:p text:style-name="P3"><text:span text:style-name="T9">Scrum Alliance (2018)</text:span></text:p>
          </draw:text-box>
        </draw:frame>
        <draw:frame draw:style-name="gr10" draw:text-style-name="P12" draw:layer="layout" svg:width="0.317cm" svg:height="0.374cm" svg:x="4.981cm" svg:y="17.406cm">
          <draw:text-box>
            <text:p text:style-name="P3"><text:span text:style-name="T9"><text:s text:c="2"/></text:span></text:p>
          </draw:text-box>
        </draw:frame>
        <draw:frame draw:style-name="gr10" draw:text-style-name="P12" draw:layer="layout" svg:width="0.317cm" svg:height="0.374cm" svg:x="5.959cm" svg:y="24.72cm">
          <draw:text-box>
            <text:p text:style-name="P3"><text:span text:style-name="T9"><text:s/></text:span></text:p>
          </draw:text-box>
        </draw:frame>
        <draw:frame draw:style-name="gr10" draw:text-style-name="P12" draw:layer="layout" svg:width="0.317cm" svg:height="0.374cm" svg:x="4.016cm" svg:y="25.779cm">
          <draw:text-box>
            <text:p text:style-name="P3"><text:span text:style-name="T9"><text:s/></text:span></text:p>
          </draw:text-box>
        </draw:frame>
        <draw:line draw:style-name="gr6" draw:text-style-name="P8" draw:layer="layout" svg:x1="1.272cm" svg:y1="7.944cm" svg:x2="6.63cm" svg:y2="7.944cm">
          <text:p/>
        </draw:line>
        <draw:frame draw:style-name="gr16" draw:text-style-name="P9" draw:layer="layout" svg:width="5.815cm" svg:height="0.548cm" svg:x="1.272cm" svg:y="7.302cm">
          <draw:text-box>
            <text:p text:style-name="P3"><text:span text:style-name="T4"></text:span><text:span text:style-name="T5"> </text:span><text:span text:style-name="T6">TECHNICAL EXPERIENCE</text:span></text:p>
          </draw:text-box>
        </draw:frame>
        <draw:frame draw:style-name="gr17" draw:text-style-name="P9" draw:layer="layout" svg:width="3.943cm" svg:height="0.454cm" svg:x="1.279cm" svg:y="8.217cm">
          <draw:text-box>
            <text:p text:style-name="P3"><text:span text:style-name="T10">CODE</text:span></text:p>
          </draw:text-box>
        </draw:frame>
        <draw:frame draw:style-name="gr18" draw:text-style-name="P14" draw:layer="layout" svg:width="5.471cm" svg:height="2.286cm" svg:x="1.27cm" svg:y="8.705cm">
          <draw:text-box>
            <text:p text:style-name="P13"><text:span text:style-name="T8">Angular, C++, C#, CSS, Groovy, HTML, </text:span></text:p>
            <text:p text:style-name="P13"><text:span text:style-name="T8">Java (Spring, Spring Boot), Javascript</text:span></text:p>
            <text:p text:style-name="P13"><text:span text:style-name="T8"><text:s/></text:span><text:span text:style-name="T8">(Angular, Bootstrap, <text:s/>jQuery, NodeJS), </text:span></text:p>
            <text:p text:style-name="P13"><text:span text:style-name="T8">JSON, Kotlin, LaTeX, MongoDB, <text:s/>PERL, <text:s/></text:span></text:p>
            <text:p text:style-name="P13"><text:span text:style-name="T8">PHP, Python, R, Stata, SQL, XML</text:span></text:p>
          </draw:text-box>
        </draw:frame>
        <draw:frame draw:style-name="gr19" draw:text-style-name="P14" draw:layer="layout" svg:width="6.102cm" svg:height="1.829cm" svg:x="1.27cm" svg:y="11.884cm">
          <draw:text-box>
            <text:p text:style-name="P13"><text:span text:style-name="T8">AEM, Ansible, AWS, Bitbucket, Docker, Git, </text:span></text:p>
            <text:p text:style-name="P13"><text:span text:style-name="T8">Github, Jenkins, Linux, MySQL, </text:span></text:p>
            <text:p text:style-name="P13"><text:span text:style-name="T8">RequestTracker, Salesforce, ServiceNow, </text:span></text:p>
            <text:p text:style-name="P13"><text:span text:style-name="T8">SVN, Vagrant, Virtual Machines, Wordpress </text:span></text:p>
          </draw:text-box>
        </draw:frame>
        <draw:line draw:style-name="gr20" draw:text-style-name="P8" draw:layer="layout" svg:x1="20.32cm" svg:y1="1.277cm" svg:x2="20.32cm" svg:y2="2.463cm">
          <text:p/>
        </draw:line>
        <draw:line draw:style-name="gr6" draw:text-style-name="P8" draw:layer="layout" svg:x1="8.763cm" svg:y1="5.235cm" svg:x2="14.807cm" svg:y2="5.235cm">
          <text:p/>
        </draw:line>
        <draw:frame draw:style-name="gr21" draw:text-style-name="P9" draw:layer="layout" svg:width="6.767cm" svg:height="0.548cm" svg:x="8.763cm" svg:y="4.593cm">
          <draw:text-box>
            <text:p text:style-name="P3"><text:span text:style-name="T4"></text:span><text:span text:style-name="T5"> </text:span><text:span text:style-name="T6">PROFESSIONAL EXPERIENCE</text:span></text:p>
          </draw:text-box>
        </draw:frame>
        <draw:frame draw:style-name="gr22" draw:text-style-name="P15" draw:layer="layout" svg:width="11.85cm" svg:height="10.999cm" svg:x="8.763cm" svg:y="5.543cm">
          <draw:text-box>
            <text:p text:style-name="P3"><text:span text:style-name="T7">Perficient, Inc.</text:span><text:span text:style-name="T11"> (03/2018 – Present)</text:span></text:p>
            <text:p text:style-name="P3"><text:span text:style-name="T12"><text:tab/></text:span><text:span text:style-name="T12">Technical Consultant</text:span></text:p>
            <text:list text:style-name="L2">
              <text:list-item>
                <text:p text:style-name="P3"><text:span text:style-name="T11">Engaged on several projects in a variety of technical capacities</text:span></text:p>
              </text:list-item>
              <text:list-item>
                <text:p text:style-name="P3"><text:span text:style-name="T11">Delivered presentations on CI/CD technologies internally and at a 2018</text:span></text:p>
                <text:p text:style-name="P3"><text:span text:style-name="T11">Spring Meetup</text:span></text:p>
                <text:p text:style-name="P3"><text:span text:style-name="T11"/></text:p>
              </text:list-item>
            </text:list>
            <text:p text:style-name="P3"><text:span text:style-name="T12"><text:tab/></text:span><text:span text:style-name="T12">Senior UI Developer</text:span><text:span text:style-name="T12"><text:tab/></text:span><text:span text:style-name="T12">Poly, Inc.</text:span></text:p>
            <text:list text:continue-numbering="true" text:style-name="L2">
              <text:list-item>
                <text:p text:style-name="P3"><text:span text:style-name="T11">Short term staff-augmentation projects over a period of 5 months</text:span></text:p>
              </text:list-item>
              <text:list-item>
                <text:p text:style-name="P3"><text:span text:style-name="T11">Created proof-of-concept prototypes for new main navigation</text:span></text:p>
              </text:list-item>
              <text:list-item>
                <text:p text:style-name="P3"><text:span text:style-name="T11">Completed assigned front-end tasks with strong attention to detail</text:span></text:p>
              </text:list-item>
              <text:list-item>
                <text:p text:style-name="P3"><text:span text:style-name="T11">Worked directly with product owner to coordinate requirements</text:span></text:p>
              </text:list-item>
            </text:list>
            <text:p text:style-name="P3"><text:span text:style-name="T12"/></text:p>
            <text:p text:style-name="P3"><text:span text:style-name="T12"><text:tab/></text:span><text:span text:style-name="T12">Full Stack Developer</text:span><text:span text:style-name="T12"><text:tab/></text:span><text:span text:style-name="T12">Mitsubishi UFJ Financial Group, Inc.</text:span></text:p>
            <text:list text:continue-numbering="true" text:style-name="L2">
              <text:list-item>
                <text:p text:style-name="P3"><text:span text:style-name="T11">Multiple long term multi-quarter Agile projects </text:span></text:p>
              </text:list-item>
              <text:list-item>
                <text:p text:style-name="P3"><text:span text:style-name="T11">Developed within an established Java 7 Spring codebase, successfully</text:span></text:p>
                <text:p text:style-name="P3"><text:span text:style-name="T11">completing over 30 sprints</text:span></text:p>
              </text:list-item>
              <text:list-item>
                <text:p text:style-name="P3"><text:span text:style-name="T11">Migrated important business functions away from legacy technology</text:span></text:p>
              </text:list-item>
              <text:list-item>
                <text:p text:style-name="P3"><text:span text:style-name="T11">Expanded single-wire submission workflow to allow for up to 200 wires to</text:span></text:p>
                <text:p text:style-name="P3"><text:span text:style-name="T11">be submitted at a time</text:span></text:p>
              </text:list-item>
            </text:list>
            <text:p text:style-name="P3"><text:span text:style-name="T12"/></text:p>
            <text:p text:style-name="P3"><text:span text:style-name="T12"><text:tab/></text:span><text:span text:style-name="T12">Solutions Developer</text:span><text:span text:style-name="T12"><text:tab/></text:span><text:span text:style-name="T12">Adobe, Inc.</text:span></text:p>
            <text:list text:continue-numbering="true" text:style-name="L2">
              <text:list-item>
                <text:p text:style-name="P3"><text:span text:style-name="T11">Long term white-label project promoting the User Sync Tool</text:span></text:p>
              </text:list-item>
              <text:list-item>
                <text:p text:style-name="P3"><text:span text:style-name="T11">Migrated 50+ client teams from serial licensing to named user deployment</text:span></text:p>
              </text:list-item>
              <text:list-item>
                <text:p text:style-name="P3"><text:span text:style-name="T11">Developed a simulated roster system REST API for expanding the </text:span></text:p>
                <text:p text:style-name="P3"><text:span text:style-name="T11">tool to enable reaching more clients</text:span></text:p>
              </text:list-item>
              <text:list-item>
                <text:p text:style-name="P3"><text:span text:style-name="T11">Crafted customized business intelligence reporting functionality</text:span></text:p>
              </text:list-item>
            </text:list>
          </draw:text-box>
        </draw:frame>
        <draw:frame draw:style-name="gr23" draw:text-style-name="P10" draw:layer="layout" svg:width="11.795cm" svg:height="3.385cm" svg:x="8.763cm" svg:y="16.82cm">
          <draw:text-box>
            <text:p text:style-name="P3"><text:span text:style-name="T7">Do Good Tech </text:span><text:span text:style-name="T11">(2017 - 2018)</text:span><text:span text:style-name="T7"> </text:span></text:p>
            <text:p text:style-name="P3"><text:span text:style-name="T7">Front End Developer</text:span></text:p>
            <text:list text:style-name="L2">
              <text:list-item>
                <text:p text:style-name="P3"><text:span text:style-name="T11">Member of a 3-person development team building a consumer-grade web</text:span></text:p>
                <text:p text:style-name="P3"><text:span text:style-name="T11">application that allows customers to earn donations for their charity of</text:span></text:p>
                <text:p text:style-name="P3"><text:span text:style-name="T11">choice while redeeming digital coupons</text:span></text:p>
              </text:list-item>
              <text:list-item>
                <text:p text:style-name="P3"><text:span text:style-name="T11">Built a forward-looking proof of concept for leveraging dynamic forms for </text:span></text:p>
                <text:p text:style-name="P3"><text:span text:style-name="T11">user-driven site management</text:span></text:p>
              </text:list-item>
              <text:list-item>
                <text:p text:style-name="P3"><text:span text:style-name="T11">Migrated brochure-ware site from AngularJs to Angular 4 in one week</text:span></text:p>
              </text:list-item>
            </text:list>
          </draw:text-box>
        </draw:frame>
        <draw:frame draw:style-name="gr24" draw:text-style-name="P10" draw:layer="layout" svg:width="12.701cm" svg:height="5.923cm" svg:x="8.763cm" svg:y="20.747cm">
          <draw:text-box>
            <text:p text:style-name="P3"><text:span text:style-name="T7">University of Minnesota </text:span><text:span text:style-name="T11">(2013 – 2016)</text:span></text:p>
            <text:p text:style-name="P3"><text:span text:style-name="T12"><text:tab/></text:span><text:span text:style-name="T12">Service Desk Operations Manager</text:span></text:p>
            <text:list text:style-name="L2">
              <text:list-item>
                <text:p text:style-name="P3"><text:span text:style-name="T11">Managed Tier 1 team of over 20 direct reports</text:span></text:p>
              </text:list-item>
              <text:list-item>
                <text:p text:style-name="P3"><text:span text:style-name="T11">Created automated productivity and KPI-focused tracking</text:span></text:p>
              </text:list-item>
            </text:list>
            <text:p text:style-name="P3"><text:span text:style-name="T11"/></text:p>
            <text:p text:style-name="P3"><text:span text:style-name="T12"><text:tab/></text:span><text:span text:style-name="T12">Knowledge Process Owner</text:span></text:p>
            <text:list text:continue-numbering="true" text:style-name="L2">
              <text:list-item>
                <text:p text:style-name="P3"><text:span text:style-name="T11">Acted as product owner in ServiceNow knowledge base development workflow </text:span></text:p>
              </text:list-item>
              <text:list-item>
                <text:p text:style-name="P3"><text:span text:style-name="T11">Drove forward leadership’s vision as a steward of the knowledge process</text:span></text:p>
              </text:list-item>
              <text:list-item>
                <text:p text:style-name="P3"><text:span text:style-name="T11">Began KCS initiative to revitalize stagnant knowledge ecosystem</text:span></text:p>
                <text:p text:style-name="P3"><text:span text:style-name="T11"/></text:p>
              </text:list-item>
            </text:list>
            <text:p text:style-name="P3"><text:span text:style-name="T12"><text:tab/></text:span><text:span text:style-name="T12">Service Desk Analyst</text:span></text:p>
            <text:list text:continue-numbering="true" text:style-name="L2">
              <text:list-item>
                <text:p text:style-name="P3"><text:span text:style-name="T11">Acted as a Tier 1 &amp; Tier 2 support personnel serving the University community</text:span></text:p>
              </text:list-item>
              <text:list-item>
                <text:p text:style-name="P3"><text:span text:style-name="T11">Contributed to the helpdesk consolidation overhaul</text:span></text:p>
              </text:list-item>
              <text:list-item>
                <text:p text:style-name="P3"><text:span text:style-name="T11">Played a key role in the ServiceNow license rightsizing project</text:span></text:p>
              </text:list-item>
            </text:list>
          </draw:text-box>
        </draw:frame>
        <draw:frame draw:style-name="gr17" draw:text-style-name="P9" draw:layer="layout" svg:width="3.943cm" svg:height="0.454cm" svg:x="1.27cm" svg:y="11.43cm">
          <draw:text-box>
            <text:p text:style-name="P3"><text:span text:style-name="T10">TECHNOLOGIES</text:span></text:p>
          </draw:text-box>
        </draw:frame>
        <draw:frame draw:style-name="gr14" draw:text-style-name="P10" draw:layer="layout" svg:width="3.744cm" svg:height="0.496cm" svg:x="1.27cm" svg:y="17.462cm">
          <draw:text-box>
            <text:p text:style-name="P3"><text:span text:style-name="T7">KCS Principles v5.3</text:span></text:p>
          </draw:text-box>
        </draw:frame>
        <draw:frame draw:style-name="gr25" draw:text-style-name="P12" draw:layer="layout" svg:width="6.056cm" svg:height="0.747cm" svg:x="1.27cm" svg:y="17.918cm">
          <draw:text-box>
            <text:p text:style-name="P3"><text:span text:style-name="T9">Knowledge-Centered Support</text:span></text:p>
            <text:p text:style-name="P3"><text:span text:style-name="T9">HDI Certification (2014)</text:span></text:p>
          </draw:text-box>
        </draw:frame>
        <draw:line draw:style-name="gr6" draw:text-style-name="P8" draw:layer="layout" svg:x1="1.294cm" svg:y1="20.002cm" svg:x2="5.002cm" svg:y2="20.002cm">
          <text:p/>
        </draw:line>
        <draw:frame draw:style-name="gr11" draw:text-style-name="P9" draw:layer="layout" svg:width="5.988cm" svg:height="0.548cm" svg:x="1.294cm" svg:y="19.36cm">
          <draw:text-box>
            <text:p text:style-name="P3"><text:span text:style-name="T4"></text:span><text:span text:style-name="T5"> </text:span><text:span text:style-name="T6">VOLUNTEERING</text:span></text:p>
          </draw:text-box>
        </draw:frame>
        <draw:frame draw:style-name="gr12" draw:text-style-name="P10" draw:layer="layout" svg:width="4.439cm" svg:height="0.496cm" svg:x="1.294cm" svg:y="20.32cm">
          <draw:text-box>
            <text:p text:style-name="P3"><text:span text:style-name="T7">Technovation</text:span></text:p>
          </draw:text-box>
        </draw:frame>
        <draw:frame draw:style-name="gr13" draw:text-style-name="P11" draw:layer="layout" svg:width="4.451cm" svg:height="0.382cm" svg:x="1.294cm" svg:y="20.776cm">
          <draw:text-box>
            <text:p text:style-name="P3"><text:span text:style-name="T8">Mentor (2021)</text:span></text:p>
          </draw:text-box>
        </draw:frame>
        <draw:frame draw:style-name="gr12" draw:text-style-name="P10" draw:layer="layout" svg:width="4.439cm" svg:height="0.496cm" svg:x="1.294cm" svg:y="21.387cm">
          <draw:text-box>
            <text:p text:style-name="P3"><text:span text:style-name="T7">Eden Prairie Prop Shop</text:span></text:p>
          </draw:text-box>
        </draw:frame>
        <draw:frame draw:style-name="gr26" draw:text-style-name="P11" draw:layer="layout" svg:width="4.849cm" svg:height="0.382cm" svg:x="1.294cm" svg:y="21.843cm">
          <draw:text-box>
            <text:p text:style-name="P3"><text:span text:style-name="T8">Furniture Pickup &amp; Delivery (2013)</text:span></text:p>
          </draw:text-box>
        </draw:frame>
        <draw:line draw:style-name="gr27" draw:text-style-name="P8" draw:layer="layout" svg:x1="8.534cm" svg:y1="16.332cm" svg:x2="8.534cm" svg:y2="5.639cm">
          <text:p/>
        </draw:line>
        <draw:line draw:style-name="gr27" draw:text-style-name="P8" draw:layer="layout" svg:x1="8.572cm" svg:y1="20.015cm" svg:x2="8.534cm" svg:y2="16.916cm">
          <text:p/>
        </draw:line>
        <draw:line draw:style-name="gr27" draw:text-style-name="P8" draw:layer="layout" svg:x1="8.572cm" svg:y1="26.441cm" svg:x2="8.534cm" svg:y2="20.82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ontAwesome5ProSolid" svg:font-family="FontAwesome5ProSolid"/>
    <style:font-face style:name="FontAwesome5Proular" svg:font-family="FontAwesome5Proular"/>
    <style:font-face style:name="Lato5" svg:font-family="Lato"/>
    <style:font-face style:name="Latoular1" svg:font-family="Latoular"/>
    <style:font-face style:name="RobotoCondensed1" svg:font-family="RobotoCondensed"/>
    <style:font-face style:name="RobotoSlab1" svg:font-family="RobotoSlab"/>
    <style:font-face style:name="RobotoSlabular1" svg:font-family="RobotoSlabular"/>
    <style:font-face style:name="Lato1" svg:font-family="Lato, Lato" style:font-family-generic="swiss"/>
    <style:font-face style:name="FontAwesome5ProSolid1" svg:font-family="FontAwesome5ProSolid" style:font-pitch="variable"/>
    <style:font-face style:name="FontAwesome5Proular1" svg:font-family="FontAwesome5Proular" style:font-pitch="variable"/>
    <style:font-face style:name="Lato4" svg:font-family="Lato" style:font-pitch="variable"/>
    <style:font-face style:name="Latoular" svg:font-family="Latoular" style:font-pitch="variable"/>
    <style:font-face style:name="Liberation Serif1" svg:font-family="'Liberation Serif'" style:font-pitch="variable"/>
    <style:font-face style:name="Roboto Slab" svg:font-family="'Roboto Slab'" style:font-pitch="variable"/>
    <style:font-face style:name="RobotoCondensed" svg:font-family="RobotoCondensed" style:font-pitch="variable"/>
    <style:font-face style:name="RobotoSlab" svg:font-family="RobotoSlab" style:font-pitch="variable"/>
    <style:font-face style:name="RobotoSlabular" svg:font-family="RobotoSlabular" style:font-pitch="variable"/>
    <style:font-face style:name="Tahoma1" svg:font-family="Tahoma" style:font-pitch="variable"/>
    <style:font-face style:name="Lato2" svg:font-family="Lato, La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ato3" svg:font-family="Lato" style:font-family-generic="swiss" style:font-pitch="variable"/>
    <style:font-face style:name="Lato" svg:font-family="Lato, Lato" style:font-family-generic="swiss" style:font-pitch="variable"/>
    <style:font-face style:name="Liberation Serif2" svg:font-family="'Liberation Serif'" style:font-family-generic="swiss" style:font-pitch="variable"/>
    <style:font-face style:name="Lato6" svg:font-family="Lato, Lato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Lato1" fo:font-family="Lato, Lato" style:font-family-generic="swiss" fo:font-size="12pt" style:font-name-asian="Lato1" style:font-family-asian="Lato, Lato" style:font-family-generic-asian="swiss" style:font-size-asian="12pt" style:font-name-complex="Lato1" style:font-family-complex="Lato, Lato" style:font-family-generic-complex="swiss" style:font-size-complex="12pt"/>
    </style:style>
    <style:style style:name="Pa3" style:family="graphic">
      <style:paragraph-properties style:line-height-at-least="0.626cm" style:text-autospace="none"/>
    </style:style>
    <style:style style:name="A2" style:family="graphic">
      <style:paragraph-properties style:line-height-at-least="0.563cm" style:text-autospace="none"/>
      <style:text-properties fo:color="#000000" loext:opacity="100%" style:font-name="Lato1" fo:font-family="Lato, Lato" style:font-family-generic="swiss" fo:font-size="9pt" style:font-name-asian="Lato1" style:font-family-asian="Lato, Lato" style:font-family-generic-asian="swiss" style:font-size-asian="9pt" style:font-name-complex="Lato1" style:font-family-complex="Lato, Lato" style:font-family-generic-complex="swiss" style:font-size-complex="9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  <style:style style:name="A1" style:family="graphic">
      <style:paragraph-properties style:line-height-at-least="0.626cm" style:text-autospace="none"/>
      <style:text-properties fo:color="#000000" loext:opacity="100%" style:font-name="Lato1" fo:font-family="Lato, Lato" style:font-family-generic="swiss" fo:font-size="10pt" style:font-name-asian="Lato1" style:font-family-asian="Lato, Lato" style:font-family-generic-asian="swiss" style:font-size-asian="10pt" style:font-name-complex="Lato1" style:font-family-complex="Lato, Lato" style:font-family-generic-complex="swiss" style:font-size-complex="10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2.2$Windows_X86_64 LibreOffice_project/8349ace3c3162073abd90d81fd06dcfb6b36b994</meta:generator>
    <dc:date>2020-12-17T13:33:19.709000000</dc:date>
    <meta:editing-duration>PT39M19S</meta:editing-duration>
    <meta:editing-cycles>12</meta:editing-cycles>
    <meta:document-statistic meta:object-count="43"/>
  </office:meta>
</office:document-meta>
</file>